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language="en" fo:country="GB" fo:font-weight="bold" style:font-weight-asian="bold" style:font-weight-complex="bold"/>
    </style:style>
    <style:style style:name="P3" style:family="paragraph" style:parent-style-name="Standard">
      <style:paragraph-properties fo:text-align="center" style:justify-single-word="false"/>
      <style:text-properties style:font-name="Arial" fo:font-size="18pt" fo:language="en" fo:country="GB" fo:font-weight="bold" style:font-size-asian="18pt" style:font-weight-asian="bold" style:font-size-complex="18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style:text-underline-style="none"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duct Selection within a Social Network </text:p>
      <text:p text:style-name="P2">Author: L. Stepien </text:p>
      <text:p text:style-name="P2"/>
      <text:p text:style-name="P2"/>
      <text:p text:style-name="P1">Class: graph.CapGraph</text:p>
      <text:p text:style-name="P1">Purpose and description: <text:span text:style-name="T1">This class represent graph of social network. It holds vertex and edges. Also containt other method. Refer to application implementation documentation <text:s/>for any information.</text:span></text:p>
      <text:p text:style-name="P1"/>
      <text:p text:style-name="P1">Class: graph.Vertex</text:p>
      <text:p text:style-name="P1">Purpose and description: <text:span text:style-name="T1">this class represent vertex in graph. Refer to application implementation documentation <text:s/>for any information.</text:span></text:p>
      <text:p text:style-name="P1"/>
      <text:p text:style-name="P1">Class: graph.Edge</text:p>
      <text:p text:style-name="P1">Purpose and description: <text:span text:style-name="T1">this class represent edge in graph. Refer to application implementation documentation <text:s/>for any information.</text:span></text:p>
      <text:p text:style-name="P1"/>
      <text:p text:style-name="P1">Class: social.BarCart</text:p>
      <text:p text:style-name="P1">Purpose and description: <text:span text:style-name="T1">this class represent visualization of simulation to present to user for better understanding of algorithm.</text:span></text:p>
      <text:p text:style-name="P1"/>
      <text:p text:style-name="P1">Class: util.GraphLoader</text:p>
      <text:p text:style-name="P1">Purpose and description: <text:span text:style-name="T1">this class load data from given file. It also set up initialization of simulation.</text:span></text:p>
      <text:p text:style-name="P1"/>
      <text:p text:style-name="P1">Class: social.MainApp</text:p>
      <text:p text:style-name="P1">Purpose and description: <text:span text:style-name="T1">This is main class of application. There app is executed.</text:span></text:p>
      <text:p text:style-name="P1"><text:span text:style-name="T1"/></text:p>
      <text:p text:style-name="P1">Overall design:</text:p>
      <text:p text:style-name="P5">This application have a three packages. One contains all graph classes. Second contains utility tools which are responsible for data process and set up.Last package contains main application class and initialise whole process. This application accept .txt files. Design is simple and cl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3T14:42:37.73</meta:creation-date>
    <dc:date>2019-09-14T12:49:06.49</dc:date>
    <meta:editing-duration>PT18M7S</meta:editing-duration>
    <meta:editing-cycles>3</meta:editing-cycles>
    <meta:generator>OpenOffice/4.1.6$Win32 OpenOffice.org_project/416m1$Build-9790</meta:generator>
    <meta:document-statistic meta:table-count="0" meta:image-count="0" meta:object-count="0" meta:page-count="1" meta:paragraph-count="16" meta:word-count="175" meta:character-count="1271"/>
  </office:meta>
</office:document-meta>
</file>